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6" office:value-type="string" calcext:value-type="string">
            <text:p>Archetype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6" office:value-type="string" calcext:value-type="string">
            <text:p>Support Class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style-name="ce6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6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6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Wimpy, +2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6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6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6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6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6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6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6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6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6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6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6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6"/>
        <table:table-column table:style-name="co3" table:number-columns-repeated="9" table:default-cell-style-name="ce8"/>
        <table:table-column table:style-name="co3" table:number-columns-repeated="3" table:default-cell-style-name="Default"/>
        <table:table-column table:style-name="co3" table:default-cell-style-name="ce9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6" office:value-type="string" calcext:value-type="string">
            <text:p>Human</text:p>
          </table:table-cell>
          <table:table-cell table:style-name="ce6" office:value-type="string" calcext:value-type="string">
            <text:p>Nature</text:p>
          </table:table-cell>
          <table:table-cell table:style-name="ce6" office:value-type="string" calcext:value-type="string">
            <text:p>Turtle</text:p>
          </table:table-cell>
          <table:table-cell table:style-name="ce6" office:value-type="string" calcext:value-type="string">
            <text:p>Shape</text:p>
          </table:table-cell>
          <table:table-cell table:style-name="ce6" office:value-type="string" calcext:value-type="string">
            <text:p>Pasta</text:p>
          </table:table-cell>
          <table:table-cell table:style-name="ce6" office:value-type="string" calcext:value-type="string">
            <text:p>Clown</text:p>
          </table:table-cell>
          <table:table-cell table:style-name="ce6" office:value-type="string" calcext:value-type="string">
            <text:p>Robot</text:p>
          </table:table-cell>
          <table:table-cell table:style-name="ce6" office:value-type="string" calcext:value-type="string">
            <text:p>Bee</text:p>
          </table:table-cell>
          <table:table-cell table:style-name="ce6" office:value-type="string" calcext:value-type="string">
            <text:p>Ninja</text:p>
          </table:table-cell>
          <table:table-cell table:style-name="ce6" office:value-type="string" calcext:value-type="string">
            <text:p>Undead</text:p>
          </table:table-cell>
          <table:table-cell table:style-name="ce6" office:value-type="string" calcext:value-type="string">
            <text:p>Farm</text:p>
          </table:table-cell>
          <table:table-cell table:style-name="ce6" office:value-type="string" calcext:value-type="string">
            <text:p>Demon</text:p>
          </table:table-cell>
          <table:table-cell table:style-name="ce6" office:value-type="string" calcext:value-type="string">
            <text:p>Boss</text:p>
          </table:table-cell>
          <table:table-cell table:style-name="ce6" office:value-type="string" calcext:value-type="string">
            <text:p>(Milk)</text:p>
          </table:table-cell>
          <table:table-cell table:style-name="ce6" office:value-type="string" calcext:value-type="string">
            <text:p>(Hero)</text:p>
          </table:table-cell>
          <table:table-cell table:style-name="ce6" office:value-type="string" calcext:value-type="string">
            <text:p>(Hostage)</text:p>
          </table:table-cell>
          <table:table-cell table:style-name="ce6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9" office:value-type="string" calcext:value-type="string">
            <text:p>Death Cyborg</text:p>
          </table:table-cell>
          <table:table-cell table:style-name="ce10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0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0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9" office:value-type="string" calcext:value-type="string">
            <text:p>Agaric Turtle</text:p>
          </table:table-cell>
          <table:table-cell table:style-name="Default" table:number-columns-repeated="4"/>
          <table:table-cell table:style-name="ce10" office:value-type="string" calcext:value-type="string">
            <text:p>Pollination</text:p>
          </table:table-cell>
          <table:table-cell table:style-name="ce10" office:value-type="string" calcext:value-type="string">
            <text:p>Green Ranger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9" office:value-type="string" calcext:value-type="string">
            <text:p>(Spiky) Metal Turtle</text:p>
          </table:table-cell>
          <table:table-cell table:style-name="ce10" office:value-type="string" calcext:value-type="string">
            <text:p>Greener Pastures</text:p>
          </table:table-cell>
          <table:table-cell table:style-name="ce9" office:value-type="string" calcext:value-type="string">
            <text:p>(Spiky) Masked Turtle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9" office:value-type="string" calcext:value-type="string">
            <text:p>Mimedroid</text:p>
          </table:table-cell>
          <table:table-cell table:style-name="Default"/>
          <table:table-cell table:style-name="ce9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0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0" office:value-type="string" calcext:value-type="string">
            <text:p>Green Ranger</text:p>
          </table:table-cell>
          <table:table-cell table:style-name="ce9" office:value-type="string" calcext:value-type="string">
            <text:p>Zombee</text:p>
          </table:table-cell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8"/>
          <table:table-cell table:style-name="ce9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8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8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8" table:number-columns-repeated="4"/>
          <table:table-cell table:number-columns-repeated="2"/>
          <table:table-cell table:style-name="ce10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8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8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8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8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9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0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6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1-03T16:18:55.325987898</dc:date>
    <meta:editing-duration>P4DT10H1M9S</meta:editing-duration>
    <meta:editing-cycles>694</meta:editing-cycles>
    <meta:document-statistic meta:table-count="10" meta:cell-count="1773" meta:object-count="0"/>
  </office:meta>
</office:document-meta>
</file>